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7.14375cm" style:use-optimal-column-width="true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Subtopic</text:p>
          </table:table-cell>
          <table:table-cell office:value-type="string" table:style-name="ce1">
            <text:p>Tim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ntroduction/Multithreading</text:p>
          </table:table-cell>
          <table:table-cell office:value-type="string" table:style-name="ce1">
            <text:p>The free lunch is over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Quiet revolution: C#- Linq, Scala et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asics of FP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Solid</text:p>
          </table:table-cell>
          <table:table-cell office:value-type="string" table:style-name="ce1">
            <text:p>Quick recap/intro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O/Generics/FP all require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and multithreading</text:p>
          </table:table-cell>
          <table:table-cell office:value-type="string" table:style-name="ce1">
            <text:p>Shared mutable state / Locking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mperative step by step logi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al vs Imperative</text:p>
          </table:table-cell>
          <table:table-cell office:value-type="string" table:style-name="ce1">
            <text:p>How vs What / SQL select where vs if and cursor</text:p>
          </table:table-cell>
          <table:table-cell office:value-type="time" office:time-value="PT0H3M0.000S" table:style-name="ce2">
            <text:p>0:03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vs OO</text:p>
          </table:table-cell>
          <table:table-cell office:value-type="string" table:style-name="ce1">
            <text:p>What? Water or Food?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y is FP not more popular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# Intro</text:p>
          </table:table-cell>
          <table:table-cell office:value-type="string" table:style-name="ce1">
            <text:p>Fixes for FP popularity problem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omplete OO + Imperative support but no time to talk about tha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F# interactive / workflow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anguage features</text:p>
          </table:table-cell>
          <table:table-cell office:value-type="string" table:style-name="ce1">
            <text:p>Whitespace / Syntax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ype inferenc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ni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Automatic generalization<text:s/>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de order importanc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synch Workflows</text:p>
          </table:table-cell>
          <table:table-cell office:value-type="string" table:style-name="ce1">
            <text:p>Intro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ntion full power ..</text:p>
          </table:table-cell>
          <table:table-cell office:value-type="time" office:time-value="PT0H1M0.000S" table:style-name="ce2">
            <text:p>0:01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Tuples</text:p>
          </table:table-cell>
          <table:table-cell office:value-type="string" table:style-name="ce1">
            <text:p>Intro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Warning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Units of measur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ist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s!</text:p>
          </table:table-cell>
          <table:table-cell office:value-type="string" table:style-name="ce1">
            <text:p>lambda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normal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rtial application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ipe forward operator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unction composi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Discriminated unions</text:p>
          </table:table-cell>
          <table:table-cell office:value-type="string" table:style-name="ce1">
            <text:p>Introduc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cursiv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ses vs Classes/Record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mber function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mmutability</text:p>
          </table:table-cell>
          <table:table-cell office:value-type="string" table:style-name="ce1">
            <text:p>Option typ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f cell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utable keywor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Records</text:p>
          </table:table-cell>
          <table:table-cell office:value-type="string" table:style-name="ce1">
            <text:p>Declara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nstantiation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utomatic hash, Equality of simple typ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Modul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Pattern matching</text:p>
          </table:table-cell>
          <table:table-cell office:value-type="string" table:style-name="ce1">
            <text:p>Active pattern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en to use what?</text:p>
          </table:table-cell>
          <table:table-cell office:value-type="string" table:style-name="ce1">
            <text:p>Discriminated union vs classes vs Record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mputation expressions / Workflow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Quotation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time" office:time-value="PT3H55M0.000S" table:formula="msoxl:=SUM(C2:C76)" table:style-name="ce2">
            <text:p>3:55:00</text:p>
          </table:table-cell>
          <table:table-cell table:style-name="ce2"/>
          <table:table-cell table:number-columns-repeated="16380"/>
        </table:table-row>
        <table:table-row table:number-rows-repeated="1048499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P0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gnus Lidbom</meta:initial-creator>
    <dc:creator>Magnus Lidbom</dc:creator>
    <meta:creation-date>2010-10-05T17:44:33Z</meta:creation-date>
    <dc:date>2010-10-10T08:56:46Z</dc:date>
  </office:meta>
</office:document-meta>
</file>